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0.1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6.4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81d41a" fo:border="0.74pt solid #000000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test_data.csv</text:p>
          </table:table-cell>
          <table:table-cell office:value-type="string" calcext:value-type="string">
            <text:p>6 channel, 40000 rows of 4 digit integers, 1200000 characters 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Sketch</text:p>
          </table:table-cell>
          <table:table-cell table:style-name="ce5" office:value-type="string" calcext:value-type="string">
            <text:p>SDReadSpeed.ino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Sl.No</text:p>
          </table:table-cell>
          <table:table-cell table:style-name="ce3" office:value-type="string" calcext:value-type="string">
            <text:p>Read Speed in uS</text:p>
          </table:table-cell>
          <table:table-cell table:style-name="ce3" office:value-type="string" calcext:value-type="string">
            <text:p>Freq for 1 channel(Hz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55747" calcext:value-type="float">
            <text:p>23455747</text:p>
          </table:table-cell>
          <table:table-cell table:formula="of:=40000/[.B5]*1000000" office:value-type="float" office:value="1705.33899431981" calcext:value-type="float">
            <text:p>1705.338994319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54280" calcext:value-type="float">
            <text:p>23454280</text:p>
          </table:table-cell>
          <table:table-cell table:formula="of:=40000/[.B6]*1000000" office:value-type="float" office:value="1705.44565853226" calcext:value-type="float">
            <text:p>1705.445658532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455196" calcext:value-type="float">
            <text:p>23455196</text:p>
          </table:table-cell>
          <table:table-cell table:formula="of:=40000/[.B7]*1000000" office:value-type="float" office:value="1705.37905545535" calcext:value-type="float">
            <text:p>1705.379055455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50348" calcext:value-type="float">
            <text:p>23450348</text:p>
          </table:table-cell>
          <table:table-cell table:formula="of:=40000/[.B8]*1000000" office:value-type="float" office:value="1705.73161643486" calcext:value-type="float">
            <text:p>1705.731616434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449773" calcext:value-type="float">
            <text:p>23449773</text:p>
          </table:table-cell>
          <table:table-cell table:formula="of:=40000/[.B9]*1000000" office:value-type="float" office:value="1705.77344181541" calcext:value-type="float">
            <text:p>1705.7734418154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Sketch</text:p>
          </table:table-cell>
          <table:table-cell table:style-name="ce5" office:value-type="string" calcext:value-type="string">
            <text:p>SDReadSpeedPackets.ino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Sl.No</text:p>
          </table:table-cell>
          <table:table-cell table:style-name="ce3" office:value-type="string" calcext:value-type="string">
            <text:p>Read Speed in uS</text:p>
          </table:table-cell>
          <table:table-cell table:style-name="ce3" office:value-type="string" calcext:value-type="string">
            <text:p>Freq for 1 channel(Hz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34766" calcext:value-type="float">
            <text:p>24534766</text:p>
          </table:table-cell>
          <table:table-cell table:formula="of:=40000/[.B14]*1000000" office:value-type="float" office:value="1630.33957609378" calcext:value-type="float">
            <text:p>1630.339576093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34898" calcext:value-type="float">
            <text:p>24534898</text:p>
          </table:table-cell>
          <table:table-cell table:formula="of:=40000/[.B15]*1000000" office:value-type="float" office:value="1630.33080471743" calcext:value-type="float">
            <text:p>1630.330804717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534588" calcext:value-type="float">
            <text:p>24534588</text:p>
          </table:table-cell>
          <table:table-cell table:formula="of:=40000/[.B16]*1000000" office:value-type="float" office:value="1630.35140431133" calcext:value-type="float">
            <text:p>1630.351404311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34659" calcext:value-type="float">
            <text:p>24534659</text:p>
          </table:table-cell>
          <table:table-cell table:formula="of:=40000/[.B17]*1000000" office:value-type="float" office:value="1630.34668629387" calcext:value-type="float">
            <text:p>1630.346686293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34539" calcext:value-type="float">
            <text:p>24534539</text:p>
          </table:table-cell>
          <table:table-cell table:formula="of:=40000/[.B18]*1000000" office:value-type="float" office:value="1630.35466042382" calcext:value-type="float">
            <text:p>1630.35466042382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Sketch</text:p>
          </table:table-cell>
          <table:table-cell table:style-name="ce5" office:value-type="string" calcext:value-type="string">
            <text:p>SDWriteSpeed.ino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Sl.No</text:p>
          </table:table-cell>
          <table:table-cell table:style-name="ce3" office:value-type="string" calcext:value-type="string">
            <text:p>Write Speed in uS</text:p>
          </table:table-cell>
          <table:table-cell table:style-name="ce3" office:value-type="string" calcext:value-type="string">
            <text:p>Freq for 1 channel(Hz)</text:p>
          </table:table-cell>
          <table:table-cell table:style-name="ce6" office:value-type="string" calcext:value-type="string">
            <text:p>Writes 10,000 rows of 6 channel 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6570" calcext:value-type="float">
            <text:p>1776570</text:p>
          </table:table-cell>
          <table:table-cell table:formula="of:=10000/[.B23]*1000000" office:value-type="float" office:value="5628.82408236095" calcext:value-type="float">
            <text:p>5628.824082360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2075" calcext:value-type="float">
            <text:p>1732075</text:p>
          </table:table-cell>
          <table:table-cell table:formula="of:=10000/[.B24]*1000000" office:value-type="float" office:value="5773.42205158553" calcext:value-type="float">
            <text:p>5773.422051585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0203" calcext:value-type="float">
            <text:p>1790203</text:p>
          </table:table-cell>
          <table:table-cell table:formula="of:=10000/[.B25]*1000000" office:value-type="float" office:value="5585.95868736674" calcext:value-type="float">
            <text:p>5585.958687366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5665" calcext:value-type="float">
            <text:p>1795665</text:p>
          </table:table-cell>
          <table:table-cell table:formula="of:=10000/[.B26]*1000000" office:value-type="float" office:value="5568.96748558333" calcext:value-type="float">
            <text:p>5568.967485583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3274" calcext:value-type="float">
            <text:p>1753274</text:p>
          </table:table-cell>
          <table:table-cell table:formula="of:=10000/[.B27]*1000000" office:value-type="float" office:value="5703.61506530069" calcext:value-type="float">
            <text:p>5703.615065300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3:08:42.389097611</meta:creation-date>
    <dc:date>2023-05-21T13:51:09.875619300</dc:date>
    <meta:editing-duration>PT32M16S</meta:editing-duration>
    <meta:editing-cycles>2</meta:editing-cycles>
    <meta:generator>LibreOffice/7.3.7.2$Linux_X86_64 LibreOffice_project/30$Build-2</meta:generator>
    <meta:document-statistic meta:table-count="1" meta:cell-count="63" meta:object-count="0"/>
  </office:meta>
</office:document-meta>
</file>